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97b1"/>
    </style:style>
    <style:style style:name="P2" style:family="paragraph" style:parent-style-name="Standard">
      <style:text-properties officeooo:rsid="001e97b1" officeooo:paragraph-rsid="001e97b1"/>
    </style:style>
    <style:style style:name="P3" style:family="paragraph" style:parent-style-name="Standard">
      <style:text-properties officeooo:rsid="001eac6e" officeooo:paragraph-rsid="001eac6e"/>
    </style:style>
    <style:style style:name="P4" style:family="paragraph" style:parent-style-name="Standard">
      <style:text-properties officeooo:paragraph-rsid="001eac6e"/>
    </style:style>
    <style:style style:name="P5" style:family="paragraph" style:parent-style-name="Standard">
      <style:text-properties officeooo:rsid="00213f27" officeooo:paragraph-rsid="00213f27"/>
    </style:style>
    <style:style style:name="P6" style:family="paragraph" style:parent-style-name="Standard">
      <style:text-properties fo:color="#ce9178" style:font-name="Droid Sans Mono" fo:font-size="10.5pt" fo:font-weight="normal" officeooo:paragraph-rsid="00213f27" fo:background-color="#1e1e1e"/>
    </style:style>
    <style:style style:name="P7" style:family="paragraph" style:parent-style-name="Standard">
      <style:text-properties fo:color="#ce9178" style:font-name="Droid Sans Mono" fo:font-size="10.5pt" fo:font-weight="normal" officeooo:rsid="00220f7e" officeooo:paragraph-rsid="00220f7e" fo:background-color="#1e1e1e"/>
    </style:style>
    <style:style style:name="P8" style:family="paragraph" style:parent-style-name="Standard">
      <style:text-properties officeooo:paragraph-rsid="00213f27"/>
    </style:style>
    <style:style style:name="P9" style:family="paragraph" style:parent-style-name="Standard">
      <style:text-properties fo:font-weight="bold" officeooo:rsid="00213f27" officeooo:paragraph-rsid="00213f27" style:font-weight-asian="bold" style:font-weight-complex="bold"/>
    </style:style>
    <style:style style:name="P10" style:family="paragraph" style:parent-style-name="Standard">
      <style:text-properties fo:font-weight="bold" officeooo:rsid="002315db" officeooo:paragraph-rsid="002315db" style:font-weight-asian="bold" style:font-weight-complex="bold"/>
    </style:style>
    <style:style style:name="P11" style:family="paragraph" style:parent-style-name="Standard">
      <style:text-properties officeooo:rsid="00220f7e" officeooo:paragraph-rsid="00220f7e"/>
    </style:style>
    <style:style style:name="P12" style:family="paragraph" style:parent-style-name="Standard">
      <style:text-properties officeooo:rsid="00223c65" officeooo:paragraph-rsid="00223c65"/>
    </style:style>
    <style:style style:name="T1" style:family="text">
      <style:text-properties officeooo:rsid="001d9f09"/>
    </style:style>
    <style:style style:name="T2" style:family="text">
      <style:text-properties officeooo:rsid="001e97b1"/>
    </style:style>
    <style:style style:name="T3" style:family="text">
      <style:text-properties officeooo:rsid="001eac6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eac6e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13f27" style:font-weight-asian="normal" style:font-weight-complex="normal"/>
    </style:style>
    <style:style style:name="T10" style:family="text">
      <style:text-properties style:text-underline-style="none" style:font-weight-asian="normal" style:font-weight-complex="normal"/>
    </style:style>
    <style:style style:name="T11" style:family="text">
      <style:text-properties style:text-underline-style="none" officeooo:rsid="00213f27" style:font-weight-asian="normal" style:font-weight-complex="normal"/>
    </style:style>
    <style:style style:name="T12" style:family="text">
      <style:text-properties fo:color="#ce9178" style:font-name="Droid Sans Mono" fo:font-size="10.5pt" style:text-underline-style="none" fo:font-weight="normal" fo:background-color="#1e1e1e" loext:char-shading-value="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ŞAĞIDAKİ ADIMLARIN TEST İŞLEMİ ÖNCESİNDE TAMAMLANMASI GEREKMEKTEDİR</text:p>
      <text:p text:style-name="P1"/>
      <text:p text:style-name="P1"><text:span text:style-name="T1">QGroundMission, Mission Planner yada APX Planner üzerinden dronu bilgisayara bağladıktan sonra </text:span><text:span text:style-name="T2">Parameters List kısmına girerek aşağıdaki değişkenler listede göründüğü gibi düzenlenmelidir:<text:line-break/><text:line-break/>RC6_OPTION = Scripting1<text:line-break/>RC7_OPTION = Scripting2<text:line-break/>RC8_OPTION = Scripting3<text:line-break/>RC9_OPTION = Scripting4<text:line-break/><text:line-break/>SERIAL3_PROTOCOL = None</text:span></text:p>
      <text:p text:style-name="P1"/>
      <text:p text:style-name="P2">Ardından kumanda üzerindeki ayarlar sayfasından MIXERS kısmına girerek CH6, CH7, CH8 ve CH9’u aşağıdaki tabloya uygun olacak şekilde istenilen butonlara atayınız:</text:p>
      <text:p text:style-name="P2"/>
      <text:p text:style-name="P2">CH6 = Kontrol<text:line-break/>CH7 = Şarj Etme<text:line-break/>CH8 = Patlatma Anahtarı<text:line-break/>CH9 = Güvenlik Anahtarı</text:p>
      <text:p text:style-name="P2"/>
      <text:p text:style-name="P3">Yani :</text:p>
      <text:p text:style-name="P3"/>
      <text:p text:style-name="P3">1. Kontrol sinyalinin aktif olması için kullanmak istediğiniz kumanda butonunu MIXERS sayfasından CH6’ya</text:p>
      <text:p text:style-name="P3">2. Fuse devresinin şarj edilmesi işlemi için kullanmak istediğiniz kumanda butonunu MIXERS sayfasından CH7’ye</text:p>
      <text:p text:style-name="P3">3. Patlatma Anahtarı işlemini yapmak istediğiniz kumanda butonunu MIXERS sayfasından CH8’e</text:p>
      <text:p text:style-name="P3">4. Güvenlik Anahtarı olarak kullanmak istediğiniz kumanda butonunu MIXERS sayfasından CH9’a</text:p>
      <text:p text:style-name="P3"/>
      <text:p text:style-name="P3">Atamanız gerekmektedir.</text:p>
      <text:p text:style-name="P3"/>
      <text:p text:style-name="P4"><text:span text:style-name="T3">Bir sinyalin “aktif” olarak sayılması için “HIGH” state’inde olması gerekmektedir. Bu durumda 3-POS yani LOW-MIDDLE-HIGH özelliğine sahip butonlarda sinyalin iletilmiş sayılması için ORTA seviye etkili ol</text:span><text:span text:style-name="T6">MA</text:span><text:span text:style-name="T3">yacaktır.</text:span></text:p>
      <text:p text:style-name="P4"/>
      <text:p text:style-name="P4">________________________________________________________________________________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10">TEST ADIMLARI VE DEBUG</text:p>
      <text:p text:style-name="P5"/>
      <text:p text:style-name="P5">Dron üzerindeki yeni binary’i ve takılı olan fuse devresini test etmek amacı ile yukarıdaki işlemleri tamamladıktan sonra aşağıdakileri yapabilirsiniz :<text:line-break/><text:line-break/><text:span text:style-name="T4">A. Fuse Devresinin Bağlı Olduğunun Anlaşılması</text:span></text:p>
      <text:p text:style-name="P5"/>
      <text:p text:style-name="P5">1. Dronu bilgisayara bağlayın.</text:p>
      <text:p text:style-name="P5">2. MissionPlanner <text:span text:style-name="T5">yerine</text:span><text:span text:style-name="T8"> herhangi bir serial port dinleme uygulamasından dronun bağlı olduğu serial portu dinlemeye başlayın.</text:span></text:p>
      <text:p text:style-name="P8"><text:span text:style-name="T9">3. Eğer fuse devresi başarılı bir şekilde bağlandı ise ekranda aşağıdaki mesajı göreceksiniz :</text:span></text:p>
      <text:p text:style-name="P8"><text:span text:style-name="T9"/></text:p>
      <text:p text:style-name="P6"><text:span text:style-name="T11">DEBUG: SIGNAL RECEIVED FROM FUSE DEVICE</text:span></text:p>
      <text:p text:style-name="P8"><text:span text:style-name="T9"/></text:p>
      <text:p text:style-name="P5"><text:span text:style-name="T9">4. </text:span><text:span text:style-name="T8">Mesajı göremediyseniz usb’yi çıkarıp tekrar takabilirsiniz. Bu mesaj yalnızca ilk anda gönderilecektir.</text:span></text:p>
      <text:p text:style-name="P5"><text:span text:style-name="T8"/></text:p>
      <text:p text:style-name="P9"><text:span text:style-name="T7">B. Fuse Durum Kontrolü</text:span></text:p>
      <text:p text:style-name="P5"><text:span text:style-name="T8"/></text:p>
      <text:p text:style-name="P5"><text:span text:style-name="T8">1. Dronu bilgisayara bağlayın ve bir serial port monitörü ile izlemeye başlayın</text:span></text:p>
      <text:p text:style-name="P5"><text:span text:style-name="T8">2. CH6’yı kumanda üzerinden HIGH olarak iletin.</text:span></text:p>
      <text:p text:style-name="P5"><text:span text:style-name="T8">3. Bu Kontrol mesajı anlamına gelmektedir.</text:span></text:p>
      <text:p text:style-name="P5"><text:span text:style-name="T8">4. Fuse devresi üzerinde bağlantı var ise aşağıdaki mesajı</text:span></text:p>
      <text:p text:style-name="P5"><text:span text:style-name="T8"/></text:p>
      <text:p text:style-name="P5"><text:span text:style-name="T12">DEBUG: FUSE IS CONNECTED</text:span></text:p>
      <text:p text:style-name="P5"><text:span text:style-name="T8"/></text:p>
      <text:p text:style-name="P5"><text:span text:style-name="T8">5. Fuse devresi üzerinde bağlantı yok ise aşağıdaki mesajı</text:span></text:p>
      <text:p text:style-name="P5"><text:span text:style-name="T8"/></text:p>
      <text:p text:style-name="P5"><text:span text:style-name="T12">DEBUG: FUSE IS DISCONNECTED</text:span></text:p>
      <text:p text:style-name="P5"><text:span text:style-name="T8"/></text:p>
      <text:p text:style-name="P5"><text:span text:style-name="T8">görüyor olacaksınız.</text:span></text:p>
      <text:p text:style-name="P5"><text:span text:style-name="T8"/></text:p>
      <text:p text:style-name="P5"><text:span text:style-name="T8">C. Buton Kontrolleri</text:span></text:p>
      <text:p text:style-name="P5"><text:span text:style-name="T8"/></text:p>
      <text:p text:style-name="P5"><text:span text:style-name="T8">1. Dronu bilgisayara bağlayın ve bir serial port monitörü ile izlemeye başlayın</text:span></text:p>
      <text:p text:style-name="P11"><text:span text:style-name="T8">2. Kumandadan CH6 HIGH olarak gönderirseniz aşağıdaki mesajını</text:span></text:p>
      <text:p text:style-name="P11"><text:span text:style-name="T8"/></text:p>
      <text:p text:style-name="P11"><text:span text:style-name="T12">DEBUG: CONTROL COMMAND RECEIVED</text:span></text:p>
      <text:p text:style-name="P11"><text:span text:style-name="T8"/></text:p>
      <text:p text:style-name="P11"><text:span text:style-name="T8">3. Kumandadan CH7 HIGH olarak gönderirseniz aşağıdaki mesajını</text:span></text:p>
      <text:p text:style-name="P11"><text:span text:style-name="T8"/></text:p>
      <text:p text:style-name="P11"><text:span text:style-name="T12">DEBUG: CHARGE COMMAND RECEIVED</text:span></text:p>
      <text:p text:style-name="P11"><text:span text:style-name="T8"/></text:p>
      <text:p text:style-name="P11"><text:span text:style-name="T8">4. Kumandadan CH8 HIGH olarak gönderirseniz aşağıdaki mesajını</text:span></text:p>
      <text:p text:style-name="P11"><text:span text:style-name="T8"/></text:p>
      <text:p text:style-name="P11"><text:span text:style-name="T12">DEBUG: EXPLOSION TRIGGER COMMAND RECEIVED</text:span></text:p>
      <text:p text:style-name="P11"><text:span text:style-name="T8"/></text:p>
      <text:p text:style-name="P11"><text:span text:style-name="T8">5. Kumandadan CH9 HIGH olarak gönderirseniz aşağıdaki mesajını</text:span></text:p>
      <text:p text:style-name="P11"><text:span text:style-name="T8"/></text:p>
      <text:p text:style-name="P7"><text:span text:style-name="T10">DEBUG: SAFETY TRIGGER COMMAND RECEIVED</text:span></text:p>
      <text:p text:style-name="P11"><text:span text:style-name="T8"/></text:p>
      <text:p text:style-name="P11"><text:span text:style-name="T8">serial port monitörü üzerinden görüyor olacaksınız.</text:span></text:p>
      <text:p text:style-name="P11"><text:soft-page-break/><text:span text:style-name="T8"/></text:p>
      <text:p text:style-name="P12"><text:span text:style-name="T8">Bu şekilde kumanda ve dron ayarlamalarını da doğru şekilde yapıp yapmadığınızı anlayabilirsiniz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9T18:00:47.882342162</meta:creation-date>
    <dc:date>2024-02-19T18:29:27.612034812</dc:date>
    <meta:editing-duration>PT18M2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40" meta:word-count="382" meta:character-count="2962" meta:non-whitespace-character-count="2617"/>
  </office:meta>
</office:document-meta>
</file>